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round" draw:fill="solid" draw:fill-color="#eeeeee" draw:textarea-vertical-align="middle"/>
    </style:style>
    <style:style style:name="gr2" style:family="graphic" style:parent-style-name="standard">
      <style:graphic-properties draw:fill="solid" draw:fill-color="#ccff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646cm"/>
    </style:style>
    <style:style style:name="gr8" style:family="graphic" style:parent-style-name="standard">
      <style:graphic-properties draw:fill="gradient" draw:fill-gradient-name="Tango_20_Green" draw:textarea-vertical-align="middle"/>
    </style:style>
    <style:style style:name="gr9" style:family="graphic" style:parent-style-name="standard">
      <style:graphic-properties draw:fill="solid" draw:fill-color="#ffffcc" draw:textarea-vertical-align="top"/>
    </style:style>
    <style:style style:name="gr10" style:family="graphic" style:parent-style-name="standard">
      <style:graphic-properties draw:fill="solid" draw:fill-color="#ffcc99" draw:textarea-vertical-align="top"/>
    </style:style>
    <style:style style:name="gr11" style:family="graphic" style:parent-style-name="objectwithoutfill">
      <style:graphic-properties svg:stroke-width="0.053cm" svg:stroke-color="#ff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language="es" fo:country="ES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 fo:font-size="8pt" fo:language="es" fo:country="ES" style:font-size-asian="8pt" style:font-size-complex="8pt"/>
    </style:style>
    <style:style style:name="P4" style:family="paragraph">
      <style:paragraph-properties fo:text-align="center"/>
      <style:text-properties fo:font-size="8pt" fo:language="es" fo:country="ES" style:font-size-asian="8pt" style:font-size-complex="8pt"/>
    </style:style>
    <style:style style:name="P5" style:family="paragraph">
      <style:paragraph-properties fo:text-align="center"/>
      <style:text-properties fo:font-size="10pt" fo:language="es" fo:country="ES" style:font-size-asian="10pt" style:font-size-complex="10pt"/>
    </style:style>
    <style:style style:name="P6" style:family="paragraph">
      <style:paragraph-properties fo:text-align="center"/>
      <style:text-properties fo:font-size="6pt" fo:language="es" fo:country="ES" style:font-size-asian="6pt" style:font-size-complex="6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text-properties fo:font-size="6pt" style:font-size-asian="6pt" style:font-size-complex="6pt"/>
    </style:style>
    <style:style style:name="T1" style:family="text">
      <style:text-properties style:use-window-font-color="true" fo:font-size="8pt" fo:language="es" fo:country="ES" style:font-size-asian="8pt" style:font-size-complex="8pt"/>
    </style:style>
    <style:style style:name="T2" style:family="text">
      <style:text-properties fo:font-size="8pt" fo:language="es" fo:country="ES" style:font-size-asian="8pt" style:font-size-complex="8pt"/>
    </style:style>
    <style:style style:name="T3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T4" style:family="text">
      <style:text-properties fo:color="#000000" fo:font-size="8pt" fo:language="es" fo:country="ES" style:font-size-asian="8pt" style:font-size-complex="8pt"/>
    </style:style>
    <style:style style:name="T5" style:family="text">
      <style:text-properties fo:color="#000000" fo:font-size="8pt" fo:language="es" fo:country="ES" fo:font-style="italic" style:font-size-asian="8pt" style:font-style-asian="italic" style:font-size-complex="8pt" style:font-style-complex="italic"/>
    </style:style>
    <style:style style:name="T6" style:family="text">
      <style:text-properties fo:font-size="6pt" fo:language="es" fo:country="ES" style:font-size-asian="6pt" style:font-size-complex="6pt"/>
    </style:style>
    <style:style style:name="T7" style:family="text">
      <style:text-properties fo:font-size="6pt" fo:language="es" fo:country="ES" fo:font-style="italic" style:font-size-asian="6pt" style:font-style-asian="italic" style:font-size-complex="6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3" draw:id="id3" draw:layer="layout" svg:width="12.401cm" svg:height="2.4cm" svg:x="2.399cm" svg:y="3.3cm">
          <text:p/>
        </draw:rect>
        <draw:rect draw:style-name="gr2" draw:text-style-name="P3" xml:id="id1" draw:id="id1" draw:layer="layout" svg:width="1.3cm" svg:height="1.2cm" svg:x="3.6cm" svg:y="3.9cm">
          <text:p text:style-name="P2"><text:span text:style-name="T1">Conector</text:span></text:p>
          <text:p text:style-name="P2"><text:span text:style-name="T1">LB</text:span></text:p>
        </draw:rect>
        <draw:rect draw:style-name="gr3" draw:text-style-name="P1" draw:layer="layout" svg:width="0.1cm" svg:height="0.001cm" svg:x="11.901cm" svg:y="5.899cm">
          <text:p/>
        </draw:rect>
        <draw:ellipse draw:style-name="gr4" draw:text-style-name="P4" xml:id="id2" draw:id="id2" draw:layer="layout" svg:width="1.798cm" svg:height="1.8cm" svg:x="6.5cm" svg:y="3.6cm">
          <text:p text:style-name="P2"><text:span text:style-name="T2">Componente</text:span></text:p>
          <text:p text:style-name="P2"><text:span text:style-name="T3">FE</text:span></text:p>
        </draw:ellipse>
        <draw:connector draw:style-name="gr5" draw:text-style-name="P4" draw:layer="layout" svg:x1="4.9cm" svg:y1="4.5cm" svg:x2="6.5cm" svg:y2="4.5cm" draw:start-shape="id1" draw:start-glue-point="1" draw:end-shape="id2" draw:end-glue-point="3" svg:d="M4900 4500h1600" svg:viewBox="0 0 1601 1">
          <text:p text:style-name="P2"><text:span text:style-name="T2">Canal</text:span></text:p>
          <text:p text:style-name="P2"><text:span text:style-name="T3">entrypoint</text:span></text:p>
        </draw:connector>
        <draw:connector draw:style-name="gr6" draw:text-style-name="P5" draw:layer="layout" svg:x1="3.6cm" svg:y1="4.5cm" svg:x2="2.399cm" svg:y2="4.5cm" draw:start-shape="id1" draw:start-glue-point="3" draw:end-shape="id3" draw:end-glue-point="3" svg:d="M3600 4500h-1201" svg:viewBox="0 0 1202 1">
          <text:p/>
        </draw:connector>
        <draw:frame draw:style-name="gr7" draw:text-style-name="P4" draw:layer="layout" svg:width="1.664cm" svg:height="0.896cm" svg:x="2.201cm" svg:y="4.027cm">
          <draw:text-box>
            <text:p text:style-name="P2"><text:span text:style-name="T4">Canal</text:span></text:p>
            <text:p text:style-name="P2"><text:span text:style-name="T5">service</text:span></text:p>
          </draw:text-box>
        </draw:frame>
        <draw:rect draw:style-name="gr1" draw:text-style-name="P1" xml:id="id6" draw:id="id6" draw:layer="layout" svg:width="12.401cm" svg:height="2.4cm" svg:x="2.4cm" svg:y="7cm">
          <text:p/>
        </draw:rect>
        <draw:rect draw:style-name="gr2" draw:text-style-name="P3" xml:id="id4" draw:id="id4" draw:layer="layout" svg:width="1.3cm" svg:height="1.2cm" svg:x="3.599cm" svg:y="7.6cm">
          <text:p text:style-name="P2"><text:span text:style-name="T1">Conector</text:span></text:p>
          <text:p text:style-name="P2"><text:span text:style-name="T1">LB</text:span></text:p>
        </draw:rect>
        <draw:rect draw:style-name="gr3" draw:text-style-name="P1" draw:layer="layout" svg:width="0.1cm" svg:height="0.001cm" svg:x="11.9cm" svg:y="9.599cm">
          <text:p/>
        </draw:rect>
        <draw:ellipse draw:style-name="gr4" draw:text-style-name="P4" xml:id="id5" draw:id="id5" draw:layer="layout" svg:width="1.798cm" svg:height="1.8cm" svg:x="6.499cm" svg:y="7.3cm">
          <text:p text:style-name="P2"><text:span text:style-name="T2">Componente</text:span></text:p>
          <text:p text:style-name="P2"><text:span text:style-name="T3">FE</text:span></text:p>
        </draw:ellipse>
        <draw:connector draw:style-name="gr5" draw:text-style-name="P4" draw:layer="layout" svg:x1="4.899cm" svg:y1="8.2cm" svg:x2="6.499cm" svg:y2="8.2cm" draw:start-shape="id4" draw:start-glue-point="1" draw:end-shape="id5" draw:end-glue-point="3" svg:d="M4899 8200h1600" svg:viewBox="0 0 1601 1">
          <text:p text:style-name="P2"><text:span text:style-name="T2">Canal</text:span></text:p>
          <text:p text:style-name="P2"><text:span text:style-name="T3">entrypoint</text:span></text:p>
        </draw:connector>
        <draw:connector draw:style-name="gr6" draw:text-style-name="P5" draw:layer="layout" svg:x1="3.599cm" svg:y1="8.2cm" svg:x2="2.4cm" svg:y2="8.2cm" draw:start-shape="id4" draw:start-glue-point="3" draw:end-shape="id6" draw:end-glue-point="3" svg:d="M3599 8200h-1199" svg:viewBox="0 0 1200 1">
          <text:p/>
        </draw:connector>
        <draw:frame draw:style-name="gr7" draw:text-style-name="P4" draw:layer="layout" svg:width="1.664cm" svg:height="0.896cm" svg:x="2.2cm" svg:y="7.727cm">
          <draw:text-box>
            <text:p text:style-name="P2"><text:span text:style-name="T4">Canal</text:span></text:p>
            <text:p text:style-name="P2"><text:span text:style-name="T5">service</text:span></text:p>
          </draw:text-box>
        </draw:frame>
        <draw:rect draw:style-name="gr2" draw:text-style-name="P3" xml:id="id7" draw:id="id7" draw:layer="layout" svg:width="1.3cm" svg:height="1.2cm" svg:x="9.6cm" svg:y="7.6cm">
          <text:p text:style-name="P2"><text:span text:style-name="T1">Conector</text:span></text:p>
          <text:p text:style-name="P2"><text:span text:style-name="T1">LB</text:span></text:p>
        </draw:rect>
        <draw:ellipse draw:style-name="gr4" draw:text-style-name="P4" xml:id="id8" draw:id="id8" draw:layer="layout" svg:width="1.798cm" svg:height="1.8cm" svg:x="12.5cm" svg:y="7.3cm">
          <text:p text:style-name="P2"><text:span text:style-name="T2">Componente</text:span></text:p>
          <text:p text:style-name="P2"><text:span text:style-name="T3">DataStorage</text:span></text:p>
        </draw:ellipse>
        <draw:connector draw:style-name="gr5" draw:text-style-name="P4" draw:layer="layout" svg:x1="10.9cm" svg:y1="8.2cm" svg:x2="12.5cm" svg:y2="8.2cm" draw:start-shape="id7" draw:start-glue-point="1" draw:end-shape="id8" draw:end-glue-point="3" svg:d="M10900 8200h1600" svg:viewBox="0 0 1601 1">
          <text:p text:style-name="P2"><text:span text:style-name="T2">Canal</text:span></text:p>
          <text:p text:style-name="P2"><text:span text:style-name="T3">dataapi</text:span></text:p>
        </draw:connector>
        <draw:connector draw:style-name="gr5" draw:text-style-name="P4" draw:layer="layout" svg:x1="8.3cm" svg:y1="8.2cm" svg:x2="9.6cm" svg:y2="8.2cm" draw:end-shape="id7" svg:d="M8300 8200h1300" svg:viewBox="0 0 1301 1">
          <text:p text:style-name="P2"><text:span text:style-name="T2">Canal</text:span></text:p>
          <text:p text:style-name="P2"><text:span text:style-name="T3">dataclient</text:span></text:p>
        </draw:connector>
        <draw:rect draw:style-name="gr1" draw:text-style-name="P1" xml:id="id11" draw:id="id11" draw:layer="layout" svg:width="12.301cm" svg:height="6cm" svg:x="2.399cm" svg:y="9.9cm">
          <text:p/>
        </draw:rect>
        <draw:rect draw:style-name="gr2" draw:text-style-name="P3" xml:id="id9" draw:id="id9" draw:layer="layout" svg:width="1.3cm" svg:height="1.2cm" svg:x="3.7cm" svg:y="12.3cm">
          <text:p text:style-name="P2"><text:span text:style-name="T1">Conector</text:span></text:p>
          <text:p text:style-name="P2"><text:span text:style-name="T1">LB</text:span></text:p>
        </draw:rect>
        <draw:rect draw:style-name="gr3" draw:text-style-name="P1" draw:layer="layout" svg:width="0.1cm" svg:height="0.001cm" svg:x="11.999cm" svg:y="12.799cm">
          <text:p/>
        </draw:rect>
        <draw:ellipse draw:style-name="gr4" draw:text-style-name="P4" xml:id="id10" draw:id="id10" draw:layer="layout" svg:width="1.798cm" svg:height="1.8cm" svg:x="6.502cm" svg:y="12cm">
          <text:p text:style-name="P2"><text:span text:style-name="T2">Componente</text:span></text:p>
          <text:p text:style-name="P2"><text:span text:style-name="T3">FE</text:span></text:p>
        </draw:ellipse>
        <draw:connector draw:style-name="gr5" draw:text-style-name="P4" draw:layer="layout" svg:x1="5cm" svg:y1="12.9cm" svg:x2="6.502cm" svg:y2="12.9cm" draw:start-shape="id9" draw:start-glue-point="1" draw:end-shape="id10" draw:end-glue-point="3" svg:d="M5000 12900h1502" svg:viewBox="0 0 1503 1">
          <text:p text:style-name="P2"><text:span text:style-name="T2">Canal</text:span></text:p>
          <text:p text:style-name="P2"><text:span text:style-name="T3">entrypoint</text:span></text:p>
        </draw:connector>
        <draw:connector draw:style-name="gr6" draw:text-style-name="P5" draw:layer="layout" svg:x1="3.7cm" svg:y1="12.9cm" svg:x2="2.399cm" svg:y2="12.9cm" draw:start-shape="id9" draw:start-glue-point="3" draw:end-shape="id11" draw:end-glue-point="3" svg:d="M3700 12900h-1301" svg:viewBox="0 0 1302 1">
          <text:p/>
        </draw:connector>
        <draw:frame draw:style-name="gr7" draw:text-style-name="P4" draw:layer="layout" svg:width="1.664cm" svg:height="0.896cm" svg:x="2.2cm" svg:y="12.404cm">
          <draw:text-box>
            <text:p text:style-name="P2"><text:span text:style-name="T4">Canal</text:span></text:p>
            <text:p text:style-name="P2"><text:span text:style-name="T5">service</text:span></text:p>
          </draw:text-box>
        </draw:frame>
        <draw:rect draw:style-name="gr2" draw:text-style-name="P3" xml:id="id12" draw:id="id12" draw:layer="layout" svg:width="1.3cm" svg:height="1.2cm" svg:x="9.699cm" svg:y="10.8cm">
          <text:p text:style-name="P2"><text:span text:style-name="T1">Conector</text:span></text:p>
          <text:p text:style-name="P2"><text:span text:style-name="T1">LB</text:span></text:p>
        </draw:rect>
        <draw:ellipse draw:style-name="gr4" draw:text-style-name="P4" xml:id="id13" draw:id="id13" draw:layer="layout" svg:width="1.798cm" svg:height="1.8cm" svg:x="12.599cm" svg:y="10.5cm">
          <text:p text:style-name="P2"><text:span text:style-name="T2">Componente</text:span></text:p>
          <text:p text:style-name="P2"><text:span text:style-name="T3">DataStorage</text:span></text:p>
        </draw:ellipse>
        <draw:connector draw:style-name="gr5" draw:text-style-name="P4" draw:layer="layout" svg:x1="10.999cm" svg:y1="11.4cm" svg:x2="12.599cm" svg:y2="11.4cm" draw:start-shape="id12" draw:start-glue-point="1" draw:end-shape="id13" draw:end-glue-point="3" svg:d="M10999 11400h1600" svg:viewBox="0 0 1601 1">
          <text:p text:style-name="P2"><text:span text:style-name="T2">Canal</text:span></text:p>
          <text:p text:style-name="P2"><text:span text:style-name="T3">dataapi</text:span></text:p>
        </draw:connector>
        <draw:connector draw:style-name="gr5" draw:text-style-name="P4" draw:layer="layout" draw:type="curve" svg:x1="8.3cm" svg:y1="12.9cm" svg:x2="9.699cm" svg:y2="11.4cm" draw:start-shape="id10" draw:start-glue-point="1" draw:end-shape="id12" svg:d="M8300 12900c1050 0 351-1500 1399-1500" svg:viewBox="0 0 1400 1501">
          <text:p text:style-name="P2"><text:span text:style-name="T2">Canal</text:span></text:p>
          <text:p text:style-name="P2"><text:span text:style-name="T3">dataclient</text:span></text:p>
        </draw:connector>
        <draw:rect draw:style-name="gr8" draw:text-style-name="P3" xml:id="id14" draw:id="id14" draw:layer="layout" svg:width="1.3cm" svg:height="1.2cm" svg:x="9.6cm" svg:y="13.9cm">
          <text:p text:style-name="P2"><text:span text:style-name="T1">Conector</text:span></text:p>
          <text:p text:style-name="P2"><text:span text:style-name="T1">LB</text:span></text:p>
        </draw:rect>
        <draw:ellipse draw:style-name="gr4" draw:text-style-name="P4" xml:id="id15" draw:id="id15" draw:layer="layout" svg:width="1.798cm" svg:height="1.8cm" svg:x="12.6cm" svg:y="13.6cm">
          <text:p text:style-name="P2"><text:span text:style-name="T2">Componente</text:span></text:p>
          <text:p text:style-name="P2"><text:span text:style-name="T3">Mongo</text:span></text:p>
        </draw:ellipse>
        <draw:connector draw:style-name="gr5" draw:text-style-name="P4" draw:layer="layout" svg:x1="10.9cm" svg:y1="14.5cm" svg:x2="12.6cm" svg:y2="14.5cm" draw:start-shape="id14" draw:end-shape="id15" svg:d="M10900 14500h1700" svg:viewBox="0 0 1701 1">
          <text:p text:style-name="P2"><text:span text:style-name="T2">Canal</text:span></text:p>
          <text:p text:style-name="P2"><text:span text:style-name="T3">mongoapi</text:span></text:p>
        </draw:connector>
        <draw:connector draw:style-name="gr5" draw:text-style-name="P4" draw:layer="layout" draw:type="curve" svg:x1="13.498cm" svg:y1="12.3cm" svg:x2="10.25cm" svg:y2="13.9cm" draw:start-shape="id13" draw:start-glue-point="2" draw:end-shape="id14" svg:d="M13498 12300c0 1200-3248 400-3248 1600" svg:viewBox="0 0 3249 1601">
          <text:p text:style-name="P2"><text:span text:style-name="T2">Canal</text:span></text:p>
          <text:p text:style-name="P2"><text:span text:style-name="T2"/></text:p>
          <text:p text:style-name="P2"><text:span text:style-name="T3">Mongoclient</text:span></text:p>
          <text:p text:style-name="P2"><text:span text:style-name="T2"/></text:p>
        </draw:connector>
        <draw:rect draw:style-name="gr1" draw:text-style-name="P1" draw:layer="layout" svg:width="12.301cm" svg:height="4.1cm" svg:x="2.299cm" svg:y="16.1cm">
          <text:p/>
        </draw:rect>
        <draw:rect draw:style-name="gr3" draw:text-style-name="P1" draw:layer="layout" svg:width="0.1cm" svg:height="0.001cm" svg:x="11.999cm" svg:y="19.299cm">
          <text:p/>
        </draw:rect>
        <draw:rect draw:style-name="gr2" draw:text-style-name="P3" xml:id="id16" draw:id="id16" draw:layer="layout" svg:width="1.3cm" svg:height="1.2cm" svg:x="7.8cm" svg:y="18.6cm">
          <text:p text:style-name="P2"><text:span text:style-name="T1">Conector</text:span></text:p>
          <text:p text:style-name="P2"><text:span text:style-name="T1">LB</text:span></text:p>
        </draw:rect>
        <draw:connector draw:style-name="gr5" draw:text-style-name="P6" draw:layer="layout" svg:x1="9.1cm" svg:y1="19.2cm" svg:x2="10.3cm" svg:y2="19.2cm" draw:start-shape="id16" draw:end-shape="id17" svg:d="M9100 19200h1200" svg:viewBox="0 0 1201 1">
          <text:p text:style-name="P2"><text:span text:style-name="T6">Canal</text:span></text:p>
          <text:p text:style-name="P2"><text:span text:style-name="T7">mongoapi</text:span></text:p>
        </draw:connector>
        <draw:connector draw:style-name="gr5" draw:text-style-name="P4" draw:layer="layout" draw:type="curve" svg:x1="6.5cm" svg:y1="19.2cm" svg:x2="7.8cm" svg:y2="19.2cm" draw:start-shape="id18" draw:start-glue-point="1" draw:end-shape="id16" draw:end-glue-point="3" svg:d="M6500 19200h1300" svg:viewBox="0 0 1301 1">
          <text:p text:style-name="P2"><text:span text:style-name="T7">Canal </text:span></text:p>
          <text:p text:style-name="P2"><text:span text:style-name="T7">Mongoclient</text:span></text:p>
        </draw:connector>
        <draw:rect draw:style-name="gr9" draw:text-style-name="P7" draw:layer="layout" svg:width="4cm" svg:height="3.6cm" svg:x="2.5cm" svg:y="16.4cm">
          <text:p text:style-name="P2"><text:span text:style-name="T8">Componente DataStorage</text:span></text:p>
        </draw:rect>
        <draw:rect draw:style-name="gr2" draw:text-style-name="P3" draw:layer="layout" svg:width="1.3cm" svg:height="1.2cm" svg:x="9.6cm" svg:y="13.9cm">
          <text:p text:style-name="P2"><text:span text:style-name="T1">Conector</text:span></text:p>
          <text:p text:style-name="P2"><text:span text:style-name="T1">LB</text:span></text:p>
        </draw:rect>
        <draw:rect draw:style-name="gr10" draw:text-style-name="P8" xml:id="id18" draw:id="id18" draw:layer="layout" svg:width="1.3cm" svg:height="1.2cm" svg:x="5.2cm" svg:y="18.6cm">
          <text:p text:style-name="P2"><text:span text:style-name="T9">ProxyTcp</text:span></text:p>
        </draw:rect>
        <draw:rect draw:style-name="gr10" draw:text-style-name="P8" xml:id="id19" draw:id="id19" draw:layer="layout" svg:width="1.3cm" svg:height="1.2cm" svg:x="2.7cm" svg:y="17.4cm">
          <text:p text:style-name="P2"><text:span text:style-name="T9">Driver </text:span></text:p>
          <text:p text:style-name="P2"><text:span text:style-name="T9">MongoDB</text:span></text:p>
        </draw:rect>
        <draw:rect draw:style-name="gr9" draw:text-style-name="P7" draw:layer="layout" svg:width="4cm" svg:height="3.6cm" svg:x="10.3cm" svg:y="16.4cm">
          <text:p text:style-name="P2"><text:span text:style-name="T8">Componente DataStorage</text:span></text:p>
        </draw:rect>
        <draw:rect draw:style-name="gr10" draw:text-style-name="P8" xml:id="id20" draw:id="id20" draw:layer="layout" svg:width="1.3cm" svg:height="1.2cm" svg:x="12.8cm" svg:y="17.4cm">
          <text:p text:style-name="P2"><text:span text:style-name="T9">Service</text:span></text:p>
          <text:p text:style-name="P2"><text:span text:style-name="T9">MongoDB</text:span></text:p>
        </draw:rect>
        <draw:rect draw:style-name="gr10" draw:text-style-name="P8" xml:id="id17" draw:id="id17" draw:layer="layout" svg:width="1.3cm" svg:height="1.2cm" svg:x="10.3cm" svg:y="18.6cm">
          <text:p text:style-name="P2"><text:span text:style-name="T9">ProxyTcp</text:span></text:p>
        </draw:rect>
        <draw:connector draw:style-name="gr11" draw:text-style-name="P2" draw:layer="layout" draw:type="curve" svg:x1="3.35cm" svg:y1="18.6cm" svg:x2="5.2cm" svg:y2="19.2cm" draw:start-shape="id19" draw:start-glue-point="2" draw:end-shape="id18" draw:end-glue-point="3" svg:d="M3350 18600c0 400 616 600 1850 600" svg:viewBox="0 0 1851 601">
          <text:p/>
        </draw:connector>
        <draw:connector draw:style-name="gr11" draw:text-style-name="P2" draw:layer="layout" draw:type="curve" svg:x1="11.6cm" svg:y1="19.2cm" svg:x2="12.8cm" svg:y2="18cm" draw:start-shape="id17" draw:start-glue-point="1" draw:end-shape="id20" svg:d="M11600 19200c900 0 300-1200 1200-1200" svg:viewBox="0 0 1201 1201">
          <text:p/>
        </draw:connector>
        <draw:frame draw:style-name="gr12" draw:text-style-name="P9" draw:layer="layout" svg:width="2.161cm" svg:height="0.493cm" svg:x="3cm" svg:y="19.307cm">
          <draw:text-box>
            <text:p><text:span text:style-name="T9">127.0.0.14:27070</text:span></text:p>
          </draw:text-box>
        </draw:frame>
        <draw:frame draw:style-name="gr12" draw:text-style-name="P9" draw:layer="layout" svg:width="2.161cm" svg:height="0.493cm" svg:x="12.1cm" svg:y="18.8cm">
          <draw:text-box>
            <text:p><text:span text:style-name="T9">127.0.0.14:2707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2:16:07.201088110</meta:creation-date>
    <dc:date>2017-04-07T16:12:09.182299920</dc:date>
    <meta:editing-duration>PT39M21S</meta:editing-duration>
    <meta:editing-cycles>7</meta:editing-cycles>
    <meta:generator>LibreOffice/4.2.8.2$Linux_X86_64 LibreOffice_project/420m0$Build-2</meta:generator>
    <meta:document-statistic meta:object-count="49"/>
  </office:meta>
</office:document-meta>
</file>